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</math:mo>
          <math:mi>x</math:mi>
          <math:mo math:stretchy="false"></math:mo>
        </math:mrow>
        <math:mo math:stretchy="false">=</math:mo>
        <math:mrow>
          <math:mfrac>
            <math:mn>1</math:mn>
            <math:mrow>
              <math:mo math:stretchy="false"></math:mo>
              <math:mo math:stretchy="false">⋅</math:mo>
              <math:mstyle math:fontsize="9pt">
                <math:mrow>
                  <math:msqrt>
                    <math:mrow>
                      <math:mn>2</math:mn>
                      <math:mo math:stretchy="false"></math:mo>
                    </math:mrow>
                  </math:msqrt>
                </math:mrow>
              </math:mstyle>
            </math:mrow>
          </math:mfrac>
          <math:mo math:stretchy="false">⋅</math:mo>
          <math:mstyle math:fontsize="11pt">
            <math:mrow>
              <math:msup>
                <math:mi math:fontstyle="normal">e</math:mi>
                <math:mrow>
                  <math:mrow>
                    <math:mo math:stretchy="false">−</math:mo>
                    <math:mfrac>
                      <math:mstyle math:fontsize="10pt">
                        <math:mrow>
                          <math:mn>1</math:mn>
                        </math:mrow>
                      </math:mstyle>
                      <math:mstyle math:fontsize="10pt">
                        <math:mrow>
                          <math:mn>2</math:mn>
                        </math:mrow>
                      </math:mstyle>
                    </math:mfrac>
                  </math:mrow>
                  <math:mo math:stretchy="false">⋅</math:mo>
                  <math:mstyle math:fontsize="11pt">
                    <math:mrow>
                      <math:msup>
                        <math:mrow>
                          <math:mo math:stretchy="false"></math:mo>
                          <math:mfrac>
                            <math:mstyle math:fontsize="11pt">
                              <math:mrow>
                                <math:mrow>
                                  <math:mi>x</math:mi>
                                  <math:mo math:stretchy="false">−</math:mo>
                                  <math:mo math:stretchy="false"></math:mo>
                                </math:mrow>
                              </math:mrow>
                            </math:mstyle>
                            <math:mstyle math:fontsize="11pt">
                              <math:mrow>
                                <math:mo math:stretchy="false"></math:mo>
                              </math:mrow>
                            </math:mstyle>
                          </math:mfrac>
                          <math:mo math:stretchy="false"></math:mo>
                        </math:mrow>
                        <math:mstyle math:fontsize="10pt">
                          <math:mrow>
                            <math:mn>2</math:mn>
                          </math:mrow>
                        </math:mstyle>
                      </math:msup>
                    </math:mrow>
                  </math:mstyle>
                </math:mrow>
              </math:msup>
            </math:mrow>
          </math:mstyle>
        </math:mrow>
      </math:mrow>
    </math:mrow>
    <math:annotation math:encoding="StarMath 5.0">f(x)=1 over {%sigma cdot size 9 sqrt{2%PI}}  cdot size 11 {func e^{-{size 10 1 over size 10 2} cdot size 11 ( size 11 {x-%mu} over size 11 %sigma ) ^{size 10 2} }}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Franck OURION</meta:initial-creator>
    <meta:creation-date>2006-10-03T10:09:1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